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6.1in" fo:margin-top="0in" fo:margin-bottom="0in" table:align="center" style:writing-mode="lr-tb"/>
    </style:style>
    <style:style style:name="Table1.A" style:family="table-column">
      <style:table-column-properties style:column-width="1.1778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1.1354in"/>
    </style:style>
    <style:style style:name="Table1.D" style:family="table-column">
      <style:table-column-properties style:column-width="2.901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9595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535in" fo:margin-top="0in" fo:margin-bottom="0in" table:align="center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2.901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59595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1">
      <style:paragraph-properties fo:margin-top="0in" fo:margin-bottom="0.0555in" style:contextual-spacing="false" fo:text-align="center" style:justify-single-word="false" fo:break-before="page"/>
    </style:style>
    <style:style style:name="P2" style:family="paragraph" style:parent-style-name="Contents_20_2">
      <style:paragraph-properties>
        <style:tab-stops>
          <style:tab-stop style:position="5.8957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top="0in" fo:margin-bottom="0.0555in" style:contextual-spacing="false" fo:break-before="page"/>
    </style:style>
    <style:style style:name="P4" style:family="paragraph" style:parent-style-name="List_20_Paragraph">
      <style:paragraph-properties fo:margin-left="1in"/>
    </style:style>
    <style:style style:name="P5" style:family="paragraph" style:parent-style-name="Standard">
      <style:text-properties officeooo:rsid="0019780c" officeooo:paragraph-rsid="0019780c"/>
    </style:style>
    <style:style style:name="P6" style:family="paragraph" style:parent-style-name="Contents_20_3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1a0288" officeooo:paragraph-rsid="001a0288"/>
    </style:style>
    <style:style style:name="P9" style:family="paragraph" style:parent-style-name="Contents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1">
      <style:paragraph-properties fo:margin-top="0in" fo:margin-bottom="0.0555in" style:contextual-spacing="false" fo:break-before="page"/>
    </style:style>
    <style:style style:name="P13" style:family="paragraph" style:parent-style-name="List_20_Paragraph" style:list-style-name="WWNum11"/>
    <style:style style:name="P14" style:family="paragraph" style:parent-style-name="List_20_Paragraph" style:list-style-name="WWNum12"/>
    <style:style style:name="P15" style:family="paragraph" style:parent-style-name="List_20_Paragraph" style:list-style-name="WWNum13"/>
    <style:style style:name="P16" style:family="paragraph" style:parent-style-name="List_20_Paragraph" style:list-style-name="WWNum17"/>
    <style:style style:name="P17" style:family="paragraph" style:parent-style-name="List_20_Paragraph" style:list-style-name="WWNum16"/>
    <style:style style:name="P18" style:family="paragraph" style:parent-style-name="List_20_Paragraph" style:list-style-name="WWNum18"/>
    <style:style style:name="P19" style:family="paragraph" style:parent-style-name="List_20_Paragraph" style:list-style-name="WWNum19"/>
    <style:style style:name="P20" style:family="paragraph" style:parent-style-name="List_20_Paragraph">
      <style:text-properties fo:color="#0f4761" loext:opacity="100%" style:font-name="Aptos Display" fo:font-size="20pt" style:font-name-asian="游ゴシック Light" style:font-size-asian="20pt" style:font-name-complex="Times New Roman1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21" style:family="paragraph" style:parent-style-name="Standard" style:master-page-name="Standard">
      <style:paragraph-properties style:page-number="0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text-properties fo:color="#0f4761" loext:opacity="100%" style:font-name="Aptos Display" fo:font-size="20pt" style:font-name-asian="游ゴシック Light" style:font-size-asian="20pt" style:font-name-complex="Times New Roman1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24" style:family="paragraph" style:parent-style-name="Standard">
      <style:paragraph-properties fo:text-align="center" style:justify-single-word="false"/>
      <style:text-properties fo:color="#0f4761" loext:opacity="100%" style:font-name="Aptos Display" fo:font-size="16pt" style:font-name-asian="游ゴシック Light" style:font-size-asian="16pt" style:font-name-complex="Times New Roman1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d8e4f2" loext:opacity="100%" style:font-name="Amiri" fo:font-size="10pt" fo:font-weight="bold" style:letter-kerning="true" fo:background-color="transparent" style:font-name-asian="Aptos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officeooo:paragraph-rsid="001a0288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officeooo:rsid="001a0288" officeooo:paragraph-rsid="001a0288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30" style:family="paragraph" style:parent-style-name="Standard">
      <style:paragraph-properties fo:margin-left="0.4917in"/>
    </style:style>
    <style:style style:name="P31" style:family="paragraph" style:parent-style-name="Standard">
      <style:paragraph-properties fo:text-align="center" style:justify-single-word="false"/>
      <style:text-properties fo:language="en" fo:country="US"/>
    </style:style>
    <style:style style:name="P32" style:family="paragraph" style:parent-style-name="Standard">
      <style:text-properties officeooo:paragraph-rsid="001a0288"/>
    </style:style>
    <style:style style:name="T1" style:family="text">
      <style:text-properties fo:text-transform="uppercase" fo:color="#156082" loext:opacity="100%">
        <loext:char-complex-color loext:theme-type="accent1" loext:color-type="theme"/>
      </style:text-properties>
    </style:style>
    <style:style style:name="T2" style:family="text">
      <style:text-properties fo:text-transform="uppercase" fo:color="#156082" loext:opacity="100%" fo:font-size="32pt" style:font-size-asian="32pt" style:font-size-complex="32pt">
        <loext:char-complex-color loext:theme-type="accent1" loext:color-type="theme"/>
      </style:text-properties>
    </style:style>
    <style:style style:name="T3" style:family="text">
      <style:text-properties fo:text-transform="uppercase" fo:color="#156082" loext:opacity="100%" fo:font-size="32pt" officeooo:rsid="001a0288" style:font-size-asian="32pt" style:font-size-complex="32pt">
        <loext:char-complex-color loext:theme-type="accent1" loext:color-type="theme"/>
      </style:text-properties>
    </style:style>
    <style:style style:name="T4" style:family="text">
      <style:text-properties fo:color="#404040" loext:opacity="100%" fo:font-size="18pt" style:font-size-asian="18pt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5" style:family="text">
      <style:text-properties fo:color="#404040" loext:opacity="100%" fo:font-size="18pt" officeooo:rsid="001a0288" style:font-size-asian="18pt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6" style:family="text">
      <style:text-properties fo:color="#0f4761" loext:opacity="100%" style:font-name="Aptos Display" fo:font-size="20pt" style:font-name-asian="游ゴシック Light" style:font-size-asian="20pt" style:font-name-complex="Times New Roman1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7" style:family="text">
      <style:text-properties fo:color="#0f4761" loext:opacity="100%" style:font-name="Aptos Display" fo:font-size="16pt" style:font-name-asian="游ゴシック Light" style:font-size-asian="16pt" style:font-name-complex="Times New Roman1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8" style:family="text">
      <style:text-properties text:display="true"/>
    </style:style>
    <style:style style:name="T9" style:family="text">
      <style:text-properties fo:language="es" fo:country="ES" style:font-name-asian="游明朝" style:language-asian="es" style:country-asian="E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09d74" loext:opacity="100%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a0288" style:font-size-asian="10pt" style:font-size-complex="10pt"/>
    </style:style>
    <style:style style:name="T14" style:family="text">
      <style:text-properties style:font-name="Arial" style:font-name-complex="Arial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Wingdings" style:font-name-asian="Wingdings1" style:font-name-complex="Wingdings1"/>
    </style:style>
    <style:style style:name="T17" style:family="text">
      <style:text-properties fo:language="en" fo:country="US"/>
    </style:style>
    <style:style style:name="T18" style:family="text">
      <style:text-properties officeooo:rsid="001a028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Standard"/>
      <text:p text:style-name="Standard"/>
      <text:p text:style-name="Standard"/>
      <text:p text:style-name="Standard"/>
      <text:p text:style-name="P22" loext:marker-style-name="T2"><text:span text:style-name="T3">Title</text:span><text:span text:style-name="T2"> </text:span></text:p>
      <text:p text:style-name="P22" loext:marker-style-name="T4"><loext:content-control loext:plain-text="true" loext:alias="Subtitle" loext:id="1759551507"><text:span text:style-name="T5">This document contains the I+D technical details of the XXX solution that integrates XXX and XXX</text:span><text:span text:style-name="T18"/></loext:content-control></text:p>
      <text:p text:style-name="P23" loext:marker-style-name="T6"/>
      <text:h text:style-name="P1" text:outline-level="1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10"><text:a xlink:type="simple" xlink:href="#__RefHeading___Toc790_3720027754" text:style-name="Index_20_Link" text:visited-style-name="Index_20_Link">Requirements<text:tab/>2</text:a></text:p>
          <text:p text:style-name="P10"><text:a xlink:type="simple" xlink:href="#__RefHeading___Toc792_3720027754" text:style-name="Index_20_Link" text:visited-style-name="Index_20_Link">Overview<text:tab/>3</text:a></text:p>
          <text:p text:style-name="P10"><text:a xlink:type="simple" xlink:href="#__RefHeading___Toc794_3720027754" text:style-name="Index_20_Link" text:visited-style-name="Index_20_Link">Scope<text:tab/>4</text:a></text:p>
          <text:p text:style-name="P10"><text:a xlink:type="simple" xlink:href="#__RefHeading___Toc796_3720027754" text:style-name="Index_20_Link" text:visited-style-name="Index_20_Link">RQ-01 | First Requirement<text:tab/>5</text:a></text:p>
          <text:p text:style-name="P10"><text:a xlink:type="simple" xlink:href="#__RefHeading___Toc798_3720027754" text:style-name="Index_20_Link" text:visited-style-name="Index_20_Link">RQ-02 | Second Requirement<text:tab/>6</text:a></text:p>
          <text:p text:style-name="P10"><text:a xlink:type="simple" xlink:href="#__RefHeading___Toc800_3720027754" text:style-name="Index_20_Link" text:visited-style-name="Index_20_Link">Deployment<text:tab/>7</text:a></text:p>
          <text:p text:style-name="P10"><text:a xlink:type="simple" xlink:href="#__RefHeading___Toc802_3720027754" text:style-name="Index_20_Link" text:visited-style-name="Index_20_Link">Software life cycle management<text:tab/>8</text:a></text:p>
          <text:p text:style-name="P10"><text:a xlink:type="simple" xlink:href="#__RefHeading___Toc804_3720027754" text:style-name="Index_20_Link" text:visited-style-name="Index_20_Link">Annexes<text:tab/>9</text:a></text:p>
        </text:index-body>
      </text:table-of-conten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Doc. Version</text:p>
          </table:table-cell>
          <table:table-cell table:style-name="Table1.A1" office:value-type="string">
            <text:p text:style-name="P25">Date</text:p>
          </table:table-cell>
          <table:table-cell table:style-name="Table1.A1" office:value-type="string">
            <text:p text:style-name="P25">Author</text:p>
          </table:table-cell>
          <table:table-cell table:style-name="Table1.A1" office:value-type="string">
            <text:p text:style-name="P25">Description</text:p>
          </table:table-cell>
        </table:table-row>
        <table:table-row table:style-name="Table1.1">
          <table:table-cell table:style-name="Table1.A2" office:value-type="string">
            <text:p text:style-name="P26" loext:marker-style-name="T12"><text:span text:style-name="T12">1.0</text:span><text:span text:style-name="T12"/></text:p>
          </table:table-cell>
          <table:table-cell table:style-name="Table1.B2" office:value-type="string">
            <text:p text:style-name="P27" loext:marker-style-name="T12"><text:span text:style-name="T13">yyyy</text:span><text:span text:style-name="T12">-</text:span><text:span text:style-name="T13">mm</text:span><text:span text:style-name="T12">-</text:span><text:span text:style-name="T13">dd</text:span></text:p>
          </table:table-cell>
          <table:table-cell table:style-name="Table1.C2" office:value-type="string">
            <text:p text:style-name="P29" loext:marker-style-name="T12"><text:span text:style-name="T12">Name and surname</text:span></text:p>
          </table:table-cell>
          <table:table-cell table:style-name="Table1.D2" office:value-type="string">
            <text:p text:style-name="P27" loext:marker-style-name="T12"><text:span text:style-name="T13">XXX</text:span><text:span text:style-name="T12"> version of the release</text:span></text:p>
          </table:table-cell>
        </table:table-row>
      </table:table>
      <text:p text:style-name="P24" loext:marker-style-name="T7"/>
      <text:h text:style-name="P3" text:outline-level="1"><text:bookmark-start text:name="_Toc210914333"/><text:bookmark-start text:name="__RefHeading___Toc790_3720027754"/>Requirements<text:bookmark-end text:name="_Toc210914333"/><text:bookmark-end text:name="__RefHeading___Toc790_3720027754"/></text:h>
      <text:p text:style-name="Standard">The next table shows the requirements for the solution described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 loext:marker-style-name="T11"><text:span text:style-name="T11">Requirement</text:span><text:span text:style-name="T11"/></text:p>
          </table:table-cell>
          <table:table-cell table:style-name="Table2.A1" office:value-type="string">
            <text:p text:style-name="P27" loext:marker-style-name="T11"><text:span text:style-name="T11">Description</text:span><text:span text:style-name="T11"/></text:p>
          </table:table-cell>
        </table:table-row>
        <table:table-row table:style-name="Table2.1">
          <table:table-cell table:style-name="Table2.A2" office:value-type="string">
            <text:p text:style-name="P27" loext:marker-style-name="T12"><text:span text:style-name="T12">RQ-001 | </text:span><text:span text:style-name="T13">requirent title</text:span></text:p>
          </table:table-cell>
          <table:table-cell table:style-name="Table2.B2" office:value-type="string">
            <text:p text:style-name="P28" loext:marker-style-name="T12"><text:span text:style-name="T13">requirent description</text:span></text:p>
          </table:table-cell>
        </table:table-row>
        <table:table-row table:style-name="Table2.1">
          <table:table-cell table:style-name="Table2.A3" office:value-type="string">
            <text:p text:style-name="P28" loext:marker-style-name="T12"><text:span text:style-name="T12">RQ-002 | </text:span><text:span text:style-name="T13">requirent title</text:span></text:p>
          </table:table-cell>
          <table:table-cell table:style-name="Table2.B3" office:value-type="string">
            <text:p text:style-name="P28" loext:marker-style-name="T12"><text:span text:style-name="T13">requirent description</text:span></text:p>
          </table:table-cell>
        </table:table-row>
        <table:table-row table:style-name="Table2.1">
          <table:table-cell table:style-name="Table2.A4" office:value-type="string">
            <text:p text:style-name="P28" loext:marker-style-name="T12"><text:span text:style-name="T12">RQ-003 | </text:span><text:span text:style-name="T13">requirent title</text:span></text:p>
          </table:table-cell>
          <table:table-cell table:style-name="Table2.B4" office:value-type="string">
            <text:p text:style-name="P28" loext:marker-style-name="T12"><text:span text:style-name="T13">requirent description</text:span></text:p>
          </table:table-cell>
        </table:table-row>
      </table:table>
      <text:h text:style-name="Heading_20_1" text:outline-level="1"/>
      <text:p text:style-name="P23" loext:marker-style-name="T6"/>
      <text:h text:style-name="P3" text:outline-level="1"><text:bookmark-start text:name="_Toc210914334"/><text:bookmark-start text:name="__RefHeading___Toc792_3720027754"/>Overview<text:bookmark-end text:name="_Toc210914334"/><text:bookmark-end text:name="__RefHeading___Toc792_3720027754"/></text:h>
      <text:p text:style-name="Standard">This document contains the technical details of the...</text:p>
      <text:h text:style-name="P3" text:outline-level="1"><text:bookmark-start text:name="_Toc210914335"/><text:bookmark-start text:name="__RefHeading___Toc794_3720027754"/>Scope<text:bookmark-end text:name="_Toc210914335"/><text:bookmark-end text:name="__RefHeading___Toc794_3720027754"/></text:h>
      <text:p text:style-name="Standard" loext:marker-style-name="T6"><text:span text:style-name="T18">Solution scope description here</text:span>...</text:p>
      <text:h text:style-name="P3" text:outline-level="1"><text:bookmark-start text:name="_Toc210914336"/><text:bookmark-start text:name="__RefHeading___Toc796_3720027754"/><text:span text:style-name="T10">RQ-01</text:span> | <text:bookmark-end text:name="_Toc210914336"/><text:span text:style-name="T18">First Requirement</text:span> <text:bookmark-end text:name="__RefHeading___Toc796_3720027754"/></text:h>
      <text:p text:style-name="Standard" loext:marker-style-name="T6"><text:span text:style-name="T18">Requirement description...</text:span> </text:p>
      <text:h text:style-name="P3" text:outline-level="1"><text:bookmark-start text:name="_Toc210914337"/><text:bookmark-start text:name="__RefHeading___Toc798_3720027754"/><text:span text:style-name="T10">RQ-02</text:span> | <text:bookmark-end text:name="_Toc210914337"/><text:span text:style-name="T18">Second Requirement</text:span><text:bookmark-end text:name="__RefHeading___Toc798_3720027754"/></text:h>
      <text:p text:style-name="P32" loext:marker-style-name="T6"><text:span text:style-name="T18">Requirement description...</text:span> </text:p>
      <text:p text:style-name="P23" loext:marker-style-name="T6"/>
      <text:h text:style-name="P3" text:outline-level="1"><text:bookmark-start text:name="_Toc210914339"/><text:bookmark-start text:name="__RefHeading___Toc800_3720027754"/>Deployment<text:bookmark-end text:name="_Toc210914339"/><text:bookmark-end text:name="__RefHeading___Toc800_3720027754"/></text:h>
      <text:p text:style-name="Standard">To deploy the solution first...</text:p>
      <text:p text:style-name="P20" loext:marker-style-name="T6"/>
      <text:h text:style-name="P3" text:outline-level="1"><text:bookmark-start text:name="_Toc210914340"/><text:bookmark-start text:name="__RefHeading___Toc802_3720027754"/>Software life cycle management<text:bookmark-end text:name="_Toc210914340"/><text:bookmark-end text:name="__RefHeading___Toc802_3720027754"/></text:h>
      <text:p text:style-name="P5">TO DO.</text:p>
      <text:p text:style-name="Standard"/>
      <text:p text:style-name="P23" loext:marker-style-name="T6"/>
      <text:h text:style-name="P3" text:outline-level="1"><text:bookmark-start text:name="_Toc210914341"/><text:bookmark-start text:name="__RefHeading___Toc804_3720027754"/>Annexes<text:bookmark-end text:name="_Toc210914341"/><text:bookmark-end text:name="__RefHeading___Toc804_3720027754"/></text:h>
      <text:p text:style-name="P8"><text:bookmark-start text:name="_Toc210914342"/>A<text:bookmark-end text:name="_Toc210914342"/>nnexes go here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true" style:font-name-asian="Aptos1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es" fo:country="ES" style:letter-kerning="true" style:font-name-asian="Aptos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1pt" style:letter-kerning="false" style:font-name-asian="游明朝" style:font-family-asian="游明朝" style:font-family-generic-asian="system" style:font-pitch-asian="variable" style:font-size-asian="11pt" style:language-asian="es" style:country-asian="E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es" style:country-asian="ES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top="0in" fo:margin-bottom="0.0693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top="0in" fo:margin-bottom="0.0693in" style:contextual-spacing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language="es" fo:country="ES" style:letter-kerning="fals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No_20_Spacing_20_Char" style:display-name="No Spacing Char" style:family="text" style:parent-style-name="Default_20_Paragraph_20_Font_20__28_WW_29_" loext:linked-style-name="No_20_Spacing">
      <style:text-properties fo:font-size="11pt" style:letter-kerning="false" style:font-name-asian="游明朝" style:font-family-asian="游明朝" style:font-family-generic-asian="system" style:font-pitch-asian="variable" style:font-size-asian="11pt" style:language-asian="es" style:country-asian="ES" style:font-size-complex="11pt"/>
    </style:style>
    <style:style style:name="Internet_20_link" style:display-name="Internet link" style:family="text" style:parent-style-name="Default_20_Paragraph_20_Font_20__28_WW_29_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156082" loext:opacity="100%">
        <loext:char-complex-color loext:theme-type="accent1" loext:color-type="theme"/>
      </style:text-properties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page-number text:select-page="current">9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echnical Document Template</dc:title>
    <dc:subject>This document contains the I+D technical details of the MVC solution that integrates Hangfire and OPC Foundation</dc:subject>
    <meta:initial-creator>Iker Elguezabal</meta:initial-creator>
    <meta:editing-cycles>214</meta:editing-cycles>
    <meta:creation-date>2025-09-12T06:09:00</meta:creation-date>
    <dc:date>2025-12-05T09:56:52.562000000</dc:date>
    <meta:editing-duration>PT13H19M40S</meta:editing-duration>
    <meta:generator>LibreOffice/24.2.3.2$Windows_X86_64 LibreOffice_project/433d9c2ded56988e8a90e6b2e771ee4e6a5ab2ba</meta:generator>
    <meta:document-statistic meta:table-count="2" meta:image-count="0" meta:object-count="0" meta:page-count="10" meta:paragraph-count="44" meta:word-count="132" meta:character-count="883" meta:non-whitespace-character-count="790"/>
    <meta:user-defined meta:name="AppVersion">16.0000</meta:user-defined>
    <meta:template xlink:type="simple" xlink:actuate="onRequest" xlink:title="Normal.dotm" xlink:href=""/>
  </office:meta>
</office:document-meta>
</file>